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Builder.notify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VGBuild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VGBuilder.start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VGBuilder.endDocu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VGBuilder.SV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Build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Build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Buil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